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084B5452ED5.png" manifest:media-type="image/png"/>
  <manifest:file-entry manifest:full-path="Pictures/10000000000003FF000000E18956952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9.021cm" fo:min-width="18.296cm"/>
    </style:style>
    <style:style style:name="gr2" style:family="graphic" style:parent-style-name="standard">
      <style:graphic-properties svg:stroke-color="#000000" draw:fill="solid" draw:fill-color="#111111" draw:textarea-horizontal-align="justify" draw:textarea-vertical-align="middle" draw:auto-grow-height="false" fo:min-height="2.29cm" fo:min-width="18.296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28cm" fo:min-width="4.961cm"/>
    </style:style>
    <style:style style:name="gr4" style:family="graphic" style:parent-style-name="standard">
      <style:graphic-properties svg:stroke-color="#000000" draw:fill="solid" draw:fill-color="#ffffcc" draw:textarea-horizontal-align="left" draw:textarea-vertical-align="top" draw:auto-grow-height="false" fo:min-height="25.436cm" fo:min-width="18.296cm"/>
    </style:style>
    <style:style style:name="gr5" style:family="graphic" style:parent-style-name="standard">
      <style:graphic-properties svg:stroke-color="#000000" draw:fill="solid" draw:fill-color="#ffffff" draw:textarea-horizontal-align="left" draw:textarea-vertical-align="top" draw:auto-grow-height="false" fo:min-height="12.831cm" fo:min-width="17.661cm"/>
    </style:style>
    <style:style style:name="gr6" style:family="graphic" style:parent-style-name="standard">
      <style:graphic-properties svg:stroke-color="#000000" draw:fill="solid" draw:fill-color="#ffffff" draw:textarea-horizontal-align="left" draw:textarea-vertical-align="top" draw:auto-grow-height="false" fo:min-height="11.561cm" fo:min-width="17.28cm"/>
    </style:style>
    <style:style style:name="gr7" style:family="graphic" style:parent-style-name="standard">
      <style:graphic-properties svg:stroke-color="#000000" draw:fill="solid" draw:fill-color="#ffffff" draw:textarea-horizontal-align="left" draw:textarea-vertical-align="top" draw:auto-grow-height="false" fo:min-height="10.291cm" fo:min-width="16.645cm"/>
    </style:style>
    <style:style style:name="gr8" style:family="graphic" style:parent-style-name="standard">
      <style:graphic-properties svg:stroke-color="#000000" draw:fill="solid" draw:fill-color="#ffffff" draw:textarea-horizontal-align="left" draw:textarea-vertical-align="top" draw:auto-grow-height="false" fo:min-height="1.655cm" fo:min-width="16.01cm"/>
    </style:style>
    <style:style style:name="gr9" style:family="graphic" style:parent-style-name="standard">
      <style:graphic-properties svg:stroke-color="#000000" draw:fill="solid" draw:fill-color="#ffffff" draw:textarea-horizontal-align="left" draw:textarea-vertical-align="top" draw:auto-grow-height="false" fo:min-height="3.179cm" fo:min-width="17.66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color="#000000" draw:fill="solid" draw:fill-color="#eeeeee" draw:textarea-horizontal-align="left" draw:textarea-vertical-align="top" draw:auto-grow-height="false" fo:min-height="25.436cm" fo:min-width="18.296cm"/>
    </style:style>
    <style:style style:name="gr12" style:family="graphic" style:parent-style-name="standard">
      <style:graphic-properties svg:stroke-color="#000000" draw:fill="solid" draw:fill-color="#ffffff" draw:textarea-horizontal-align="left" draw:textarea-vertical-align="top" draw:auto-grow-height="false" fo:min-height="6.608cm" fo:min-width="16.137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796cm" svg:height="9.271cm" svg:x="1.508cm" svg:y="1.254cm">
          <text:p text:style-name="P1"><text:span text:style-name="T1">sto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8.796cm" svg:height="2.54cm" svg:x="1.508cm" svg:y="1.254cm">
          <text:p text:style-name="P1"><text:span text:style-name="T1">nav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461cm" svg:height="1.778cm" svg:x="14.589cm" svg:y="1.508cm">
          <text:p text:style-name="P1"><text:span text:style-name="T2">addsymbolform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4" draw:text-style-name="P2" draw:layer="layout" svg:width="18.796cm" svg:height="25.686cm" svg:x="1.508cm" svg:y="1.254cm">
          <text:p text:style-name="P1"><text:span text:style-name="T1">sto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8.161cm" svg:height="13.081cm" svg:x="1.889cm" svg:y="2.524cm">
          <text:p text:style-name="P1"><text:span text:style-name="T2">flip-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7.78cm" svg:height="11.811cm" svg:x="2.27cm" svg:y="3.54cm">
          <text:p text:style-name="P1"><text:span text:style-name="T2">flip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17.145cm" svg:height="10.541cm" svg:x="2.905cm" svg:y="4.556cm">
          <text:p text:style-name="P3"><text:span text:style-name="T2">chart-ho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6.51cm" svg:height="1.905cm" svg:x="3.413cm" svg:y="12.811cm">
          <text:p text:style-name="P1"><text:span text:style-name="T2">details-ho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8.161cm" svg:height="3.429cm" svg:x="1.762cm" svg:y="16.113cm">
          <text:p text:style-name="P1"><text:span text:style-name="T2">flip-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0.756cm" svg:height="4.351cm" svg:x="9.718cm" svg:y="21.193cm">
          <draw:text-box>
            <text:p text:style-name="P4"><text:span text:style-name="T3">.</text:span></text:p>
            <text:p text:style-name="P4"><text:span text:style-name="T3">.</text:span></text:p>
            <text:p text:style-name="P4"><text:span text:style-name="T3">.</text:span></text:p>
            <text:p text:style-name="P4"><text:span text:style-name="T3">.</text:span></text:p>
          </draw:text-box>
        </draw:frame>
        <draw:custom-shape draw:style-name="gr11" draw:text-style-name="P2" draw:layer="layout" svg:width="18.796cm" svg:height="25.686cm" svg:x="1.508cm" svg:y="1.254cm">
          <text:p text:style-name="P2"><text:span text:style-name="T1">sto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8.161cm" svg:height="13.081cm" svg:x="1.889cm" svg:y="2.524cm">
          <text:p text:style-name="P1"><text:span text:style-name="T2">flip-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7.78cm" svg:height="11.811cm" svg:x="2.27cm" svg:y="3.54cm">
          <text:p text:style-name="P1"><text:span text:style-name="T2">flip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17.145cm" svg:height="10.541cm" svg:x="2.905cm" svg:y="4.556cm">
          <text:p text:style-name="P1"><text:span text:style-name="T2">chart-ho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16.637cm" svg:height="6.858cm" svg:x="3.413cm" svg:y="5.572cm">
          <text:p text:style-name="P1"><text:span text:style-name="T2">ch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6.51cm" svg:height="1.905cm" svg:x="3.413cm" svg:y="12.811cm">
          <text:p text:style-name="P1"><text:span text:style-name="T2">details-ho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8.161cm" svg:height="3.429cm" svg:x="1.762cm" svg:y="16.113cm">
          <text:p text:style-name="P1"><text:span text:style-name="T2">flip-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0.756cm" svg:height="4.351cm" svg:x="9.718cm" svg:y="21.193cm">
          <draw:text-box>
            <text:p text:style-name="P4"><text:span text:style-name="T3">.</text:span></text:p>
            <text:p text:style-name="P4"><text:span text:style-name="T3">.</text:span></text:p>
            <text:p text:style-name="P4"><text:span text:style-name="T3">.</text:span></text:p>
            <text:p text:style-name="P4"><text:span text:style-name="T3">.</text:span></text:p>
          </draw:text-box>
        </draw:frame>
        <draw:frame draw:style-name="gr13" draw:text-style-name="P1" draw:layer="layout" svg:width="13.879cm" svg:height="4.308cm" svg:x="4.52cm" svg:y="6.969cm">
          <draw:image xlink:href="Pictures/100000000000025800000084B5452ED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fill-image draw:name="Bitmap_20_1" draw:display-name="Bitmap 1" xlink:href="Pictures/10000000000003FF000000E18956952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2T20:56:35.562954812</meta:creation-date>
    <dc:date>2015-06-14T17:50:00.777143799</dc:date>
    <meta:editing-duration>P1DT4H43M31S</meta:editing-duration>
    <meta:editing-cycles>6</meta:editing-cycles>
    <meta:generator>LibreOffice/4.3.6.2$Linux_X86_64 LibreOffice_project/430$Build-2</meta:generator>
    <meta:document-statistic meta:object-count="19"/>
  </office:meta>
</office:document-meta>
</file>